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2pt" officeooo:rsid="00119161" officeooo:paragraph-rsid="00119161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officeooo:rsid="00119161" officeooo:paragraph-rsid="00119161" style:font-size-asian="12pt" style:font-size-complex="12pt"/>
    </style:style>
    <style:style style:name="P3" style:family="paragraph" style:parent-style-name="Preformatted_20_Text">
      <style:paragraph-properties fo:text-align="justify" style:justify-single-word="false"/>
      <style:text-properties style:font-name="Liberation Serif" fo:font-size="12pt" fo:language="id" fo:country="ID" officeooo:paragraph-rsid="00119161" style:font-size-asian="12pt" style:font-size-complex="12pt"/>
    </style:style>
    <style:style style:name="P4" style:family="paragraph" style:parent-style-name="Preformatted_20_Text">
      <style:paragraph-properties fo:margin-top="0in" fo:margin-bottom="0.1965in" loext:contextual-spacing="false" fo:text-align="justify" style:justify-single-word="false" style:writing-mode="lr-tb"/>
      <style:text-properties style:font-name="Liberation Serif" fo:font-size="12pt" fo:language="id" fo:country="ID" style:font-size-asian="12pt" style:font-size-complex="12pt"/>
    </style:style>
    <style:style style:name="P5" style:family="paragraph" style:parent-style-name="Preformatted_20_Text">
      <style:paragraph-properties fo:text-align="justify" style:justify-single-word="false" style:writing-mode="lr-tb"/>
      <style:text-properties style:font-name="Liberation Serif" fo:font-size="12pt" fo:language="id" fo:country="ID" style:font-size-asian="12pt" style:font-size-complex="12pt"/>
    </style:style>
    <style:style style:name="P6" style:family="paragraph" style:parent-style-name="Preformatted_20_Text">
      <style:paragraph-properties fo:text-align="justify" style:justify-single-word="false" style:writing-mode="lr-tb"/>
      <style:text-properties style:font-name="Liberation Serif" fo:font-size="12pt" fo:language="id" fo:country="ID" officeooo:paragraph-rsid="001407a2" style:font-size-asian="12pt" style:font-size-complex="12pt"/>
    </style:style>
    <style:style style:name="P7" style:family="paragraph" style:parent-style-name="Preformatted_20_Text">
      <style:paragraph-properties fo:text-align="justify" style:justify-single-word="false" style:writing-mode="lr-tb"/>
      <style:text-properties style:font-name="Liberation Serif" fo:font-size="12pt" style:font-size-asian="12pt" style:font-size-complex="12pt"/>
    </style:style>
    <style:style style:name="P8" style:family="paragraph" style:parent-style-name="Preformatted_20_Text">
      <style:paragraph-properties fo:text-align="justify" style:justify-single-word="false" style:writing-mode="lr-tb"/>
      <style:text-properties style:font-name="Liberation Serif" fo:font-size="12pt" officeooo:paragraph-rsid="001407a2" style:font-size-asian="12pt" style:font-size-complex="12pt"/>
    </style:style>
    <style:style style:name="T1" style:family="text">
      <style:text-properties officeooo:rsid="00119161"/>
    </style:style>
    <style:style style:name="T2" style:family="text">
      <style:text-properties fo:language="id" fo:country="ID"/>
    </style:style>
    <style:style style:name="T3" style:family="text">
      <style:text-properties fo:language="id" fo:country="ID" officeooo:rsid="001407a2"/>
    </style:style>
    <style:style style:name="T4" style:family="text">
      <style:text-properties officeooo:rsid="001407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milihan Gubernur Berbasis Online</text:p>
      <text:p text:style-name="P1">pada Provinsi Tris</text:p>
      <text:p text:style-name="P1"/>
      <text:p text:style-name="P1">Abstrak</text:p>
      <text:p text:style-name="P1"/>
      <text:p text:style-name="P3"><text:span text:style-name="T1"><text:tab/>Pemilihan elektronik (e-voting) adalah simbol dari kegiatan demokrasi modern. Karena tingginya </text:span>privasi suara dan verifikasi, sistem e-voting telah berkembang pesat dalam beberapa tahun terakhir.</text:p>
      <text:p text:style-name="P5"><text:tab/>Khususnya, Bitcoin, sistem mata uang digital berdasarkan kriptografi, sangat terbuka</text:p>
      <text:p text:style-name="P5">dan transparan untuk transaksi individu. Dengan kata lain, siapa pun dapat mengakses ke</text:p>
      <text:p text:style-name="P6">isi transaksi melalui blockchain. Selain itu, berkenaan dengan cara perdagangan <text:span text:style-name="T4">yang</text:span> anonim , <text:span text:style-name="T4">dimana</text:span></text:p>
      <text:p text:style-name="P5">transaksi Bitcoin tidak dapat dilacak.</text:p>
      <text:p text:style-name="P8"><text:span text:style-name="T2"><text:tab/>Karena alamat BitCoin </text:span><text:span text:style-name="T3">menggunakan nama samaran</text:span><text:span text:style-name="T2"> dan keterbukaan dari blockhain. yang konsisten dengan bagian persyaratan e-voting. Makalah ini mengusulkan protokol e-voting berdasarkan blockchain dengan menggugat algoritma tanda tangan </text:span><text:span text:style-name="T3">cincin</text:span><text:span text:style-name="T2">. persyaratan dapat dipersiapkan dengan suara-privasi, verifikasi individu, kelayakan, kelengkapan, keunikan, kekokohan, dan resistensi pemaksaan.</text:span></text:p>
      <text:p text:style-name="P7"><text:span text:style-name="T2"><text:tab/>Untuk membuktikan kelayakan protokol. Desain ini menerapkan voting web yang bagus</text:span></text:p>
      <text:p text:style-name="P5">perangkat lunak sistem melalui bahasa pemrograman Python dan JavaScript.</text:p>
      <text:p text:style-name="P5"><text:tab/>Analisis keamanan, analisis kinerja perangkat lunak dan evaluasi disajikan dalam</text:p>
      <text:p text:style-name="P4">bagian terakhir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07:59:16.335311129</meta:creation-date>
    <dc:date>2018-03-29T09:54:37.746682728</dc:date>
    <meta:editing-duration>PT1H14M50S</meta:editing-duration>
    <meta:editing-cycles>1</meta:editing-cycles>
    <meta:document-statistic meta:table-count="0" meta:image-count="0" meta:object-count="0" meta:page-count="1" meta:paragraph-count="13" meta:word-count="149" meta:character-count="1203" meta:non-whitespace-character-count="1062"/>
    <meta:generator>LibreOffice/6.0.0.3$Linux_X86_64 LibreOffice_project/64a0f66915f38c6217de274f0aa8e15618924765</meta:generator>
  </office:meta>
</office:document-meta>
</file>